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3.095625cm" style:use-optimal-column-width="true"/>
    </style:style>
    <style:style style:name="co2" style:family="table-column">
      <style:table-column-properties fo:break-before="auto" style:column-width="2.4209375cm" style:use-optimal-column-width="true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3.2146875cm" style:use-optimal-column-width="true"/>
    </style:style>
    <style:style style:name="co5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5" table:number-columns-repeated="16377" table:default-cell-style-name="ce1"/>
        <table:table-row table:style-name="ro1">
          <table:table-cell table:number-columns-repeated="5" table:style-name="ce1"/>
          <table:table-cell office:value-type="string" table:style-name="ce1">
            <text:p>IMG_000</text:p>
          </table:table-cell>
          <table:table-cell office:value-type="float" office:value="0.507013170593686" table:style-name="ce2">
            <text:p>0.5070131706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string" table:style-name="ce1">
            <text:p>IMG_001</text:p>
          </table:table-cell>
          <table:table-cell office:value-type="float" office:value="0.62614523303024405" table:style-name="ce2">
            <text:p>0.6261452330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string" table:style-name="ce1">
            <text:p>IMG_002</text:p>
          </table:table-cell>
          <table:table-cell office:value-type="float" office:value="0.85771009593559999" table:style-name="ce2">
            <text:p>0.8577100959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string" table:style-name="ce1">
            <text:p>IMG_003</text:p>
          </table:table-cell>
          <table:table-cell office:value-type="float" office:value="0.25171379037984998" table:style-name="ce2">
            <text:p>0.2517137904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string" table:style-name="ce1">
            <text:p>IMG_004</text:p>
          </table:table-cell>
          <table:table-cell office:value-type="float" office:value="0.52933581894250703" table:style-name="ce2">
            <text:p>0.5293358189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string" table:style-name="ce1">
            <text:p>IMG_005</text:p>
          </table:table-cell>
          <table:table-cell office:value-type="float" office:value="0.55735034990596499" table:style-name="ce2">
            <text:p>0.5573503499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string" table:style-name="ce1">
            <text:p>IMG_006</text:p>
          </table:table-cell>
          <table:table-cell office:value-type="float" office:value="0.72597147224321001" table:style-name="ce2">
            <text:p>0.7259714722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string" table:style-name="ce1">
            <text:p>IMG_007</text:p>
          </table:table-cell>
          <table:table-cell office:value-type="float" office:value="0.67494567667926497" table:style-name="ce2">
            <text:p>0.6749456767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string" table:style-name="ce1">
            <text:p>IMG_008</text:p>
          </table:table-cell>
          <table:table-cell office:value-type="float" office:value="0.64872492227783096" table:style-name="ce2">
            <text:p>0.6487249223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string" table:style-name="ce1">
            <text:p>IMG_009</text:p>
          </table:table-cell>
          <table:table-cell office:value-type="float" office:value="0.64458667940790904" table:style-name="ce2">
            <text:p>0.644586679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ft_0_IMG_000</text:p>
          </table:table-cell>
          <table:table-cell office:value-type="float" office:value="0.99995144051298801" table:style-name="ce2">
            <text:p>0.9999514405</text:p>
          </table:table-cell>
          <table:table-cell table:style-name="ce1"/>
          <table:table-cell office:value-type="string" table:style-name="ce1">
            <text:p>rght_0_IMG_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eft_0_IMG_001</text:p>
          </table:table-cell>
          <table:table-cell office:value-type="float" office:value="0.99997445047774103" table:style-name="ce2">
            <text:p>0.9999744505</text:p>
          </table:table-cell>
          <table:table-cell table:style-name="ce1"/>
          <table:table-cell office:value-type="string" table:style-name="ce1">
            <text:p>rght_0_IMG_00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eft_0_IMG_002</text:p>
          </table:table-cell>
          <table:table-cell office:value-type="float" office:value="0.99997308360966197" table:style-name="ce2">
            <text:p>0.9999730836</text:p>
          </table:table-cell>
          <table:table-cell table:style-name="ce1"/>
          <table:table-cell office:value-type="string" table:style-name="ce1">
            <text:p>rght_0_IMG_00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eft_0_IMG_003</text:p>
          </table:table-cell>
          <table:table-cell office:value-type="float" office:value="0.99994801526691102" table:style-name="ce2">
            <text:p>0.9999480153</text:p>
          </table:table-cell>
          <table:table-cell table:style-name="ce1"/>
          <table:table-cell office:value-type="string" table:style-name="ce1">
            <text:p>rght_0_IMG_00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eft_0_IMG_004</text:p>
          </table:table-cell>
          <table:table-cell office:value-type="float" office:value="0.99995278984730396" table:style-name="ce2">
            <text:p>0.9999527898</text:p>
          </table:table-cell>
          <table:table-cell table:style-name="ce1"/>
          <table:table-cell office:value-type="string" table:style-name="ce1">
            <text:p>rght_0_IMG_00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eft_0_IMG_005</text:p>
          </table:table-cell>
          <table:table-cell office:value-type="float" office:value="0.99994639967688403" table:style-name="ce2">
            <text:p>0.9999463997</text:p>
          </table:table-cell>
          <table:table-cell table:style-name="ce1"/>
          <table:table-cell office:value-type="string" table:style-name="ce1">
            <text:p>rght_0_IMG_0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0_IMG_006</text:p>
          </table:table-cell>
          <table:table-cell office:value-type="float" office:value="0.99995866952365797" table:style-name="ce2">
            <text:p>0.9999586695</text:p>
          </table:table-cell>
          <table:table-cell table:style-name="ce1"/>
          <table:table-cell office:value-type="string" table:style-name="ce1">
            <text:p>rght_0_IMG_0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0_IMG_007</text:p>
          </table:table-cell>
          <table:table-cell office:value-type="float" office:value="0.99995272970575699" table:style-name="ce2">
            <text:p>0.9999527297</text:p>
          </table:table-cell>
          <table:table-cell table:style-name="ce1"/>
          <table:table-cell office:value-type="string" table:style-name="ce1">
            <text:p>rght_0_IMG_0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0_IMG_008</text:p>
          </table:table-cell>
          <table:table-cell office:value-type="float" office:value="0.99995754757892497" table:style-name="ce2">
            <text:p>0.9999575476</text:p>
          </table:table-cell>
          <table:table-cell table:style-name="ce1"/>
          <table:table-cell office:value-type="string" table:style-name="ce1">
            <text:p>rght_0_IMG_0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0_IMG_009</text:p>
          </table:table-cell>
          <table:table-cell office:value-type="float" office:value="0.99996898828646497" table:style-name="ce2">
            <text:p>0.9999689883</text:p>
          </table:table-cell>
          <table:table-cell table:style-name="ce1"/>
          <table:table-cell office:value-type="string" table:style-name="ce1">
            <text:p>rght_0_IMG_00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ft_5_IMG_000</text:p>
          </table:table-cell>
          <table:table-cell office:value-type="float" office:value="0.83963773106350004" table:style-name="ce2">
            <text:p>0.8396377311</text:p>
          </table:table-cell>
          <table:table-cell table:style-name="ce1"/>
          <table:table-cell office:value-type="string" table:style-name="ce1">
            <text:p>rght_5_IMG_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5_IMG_001</text:p>
          </table:table-cell>
          <table:table-cell office:value-type="float" office:value="0.93309371593725698" table:style-name="ce2">
            <text:p>0.9330937159</text:p>
          </table:table-cell>
          <table:table-cell table:style-name="ce1"/>
          <table:table-cell office:value-type="string" table:style-name="ce1">
            <text:p>rght_5_IMG_0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5_IMG_002</text:p>
          </table:table-cell>
          <table:table-cell office:value-type="float" office:value="0.989226635062875" table:style-name="ce2">
            <text:p>0.9892266351</text:p>
          </table:table-cell>
          <table:table-cell table:style-name="ce1"/>
          <table:table-cell office:value-type="string" table:style-name="ce1">
            <text:p>rght_5_IMG_0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5_IMG_003</text:p>
          </table:table-cell>
          <table:table-cell office:value-type="float" office:value="0.469557708162469" table:style-name="ce2">
            <text:p>0.4695577082</text:p>
          </table:table-cell>
          <table:table-cell table:style-name="ce1"/>
          <table:table-cell office:value-type="string" table:style-name="ce1">
            <text:p>rght_5_IMG_0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5_IMG_004</text:p>
          </table:table-cell>
          <table:table-cell office:value-type="float" office:value="0.73966709487234195" table:style-name="ce2">
            <text:p>0.7396670949</text:p>
          </table:table-cell>
          <table:table-cell table:style-name="ce1"/>
          <table:table-cell office:value-type="string" table:style-name="ce1">
            <text:p>rght_5_IMG_0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5_IMG_005</text:p>
          </table:table-cell>
          <table:table-cell office:value-type="float" office:value="0.796463926182301" table:style-name="ce2">
            <text:p>0.7964639262</text:p>
          </table:table-cell>
          <table:table-cell table:style-name="ce1"/>
          <table:table-cell office:value-type="string" table:style-name="ce1">
            <text:p>rght_5_IMG_0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5_IMG_006</text:p>
          </table:table-cell>
          <table:table-cell office:value-type="float" office:value="0.91068191450651503" table:style-name="ce2">
            <text:p>0.9106819145</text:p>
          </table:table-cell>
          <table:table-cell table:style-name="ce1"/>
          <table:table-cell office:value-type="string" table:style-name="ce1">
            <text:p>rght_5_IMG_0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5_IMG_007</text:p>
          </table:table-cell>
          <table:table-cell office:value-type="float" office:value="0.87323562885025297" table:style-name="ce2">
            <text:p>0.8732356289</text:p>
          </table:table-cell>
          <table:table-cell table:style-name="ce1"/>
          <table:table-cell office:value-type="string" table:style-name="ce1">
            <text:p>rght_5_IMG_0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5_IMG_008</text:p>
          </table:table-cell>
          <table:table-cell office:value-type="float" office:value="0.95515625011388905" table:style-name="ce2">
            <text:p>0.9551562501</text:p>
          </table:table-cell>
          <table:table-cell table:style-name="ce1"/>
          <table:table-cell office:value-type="string" table:style-name="ce1">
            <text:p>rght_5_IMG_0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5_IMG_009</text:p>
          </table:table-cell>
          <table:table-cell office:value-type="float" office:value="0.94796116845729195" table:style-name="ce2">
            <text:p>0.9479611685</text:p>
          </table:table-cell>
          <table:table-cell table:style-name="ce1"/>
          <table:table-cell office:value-type="string" table:style-name="ce1">
            <text:p>rght_5_IMG_00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ft_10_IMG_000</text:p>
          </table:table-cell>
          <table:table-cell office:value-type="float" office:value="0.789957525659709" table:style-name="ce2">
            <text:p>0.7899575257</text:p>
          </table:table-cell>
          <table:table-cell table:style-name="ce1"/>
          <table:table-cell office:value-type="string" table:style-name="ce1">
            <text:p>rght_10_IMG_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10_IMG_001</text:p>
          </table:table-cell>
          <table:table-cell office:value-type="float" office:value="0.85901591575556702" table:style-name="ce2">
            <text:p>0.8590159158</text:p>
          </table:table-cell>
          <table:table-cell table:style-name="ce1"/>
          <table:table-cell office:value-type="string" table:style-name="ce1">
            <text:p>rght_10_IMG_0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10_IMG_002</text:p>
          </table:table-cell>
          <table:table-cell office:value-type="float" office:value="0.98041515525034795" table:style-name="ce2">
            <text:p>0.9804151553</text:p>
          </table:table-cell>
          <table:table-cell table:style-name="ce1"/>
          <table:table-cell office:value-type="string" table:style-name="ce1">
            <text:p>rght_10_IMG_0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10_IMG_003</text:p>
          </table:table-cell>
          <table:table-cell office:value-type="float" office:value="0.42942596549186701" table:style-name="ce2">
            <text:p>0.4294259655</text:p>
          </table:table-cell>
          <table:table-cell table:style-name="ce1"/>
          <table:table-cell office:value-type="string" table:style-name="ce1">
            <text:p>rght_10_IMG_0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10_IMG_004</text:p>
          </table:table-cell>
          <table:table-cell office:value-type="float" office:value="0.67659346180941204" table:style-name="ce2">
            <text:p>0.6765934618</text:p>
          </table:table-cell>
          <table:table-cell table:style-name="ce1"/>
          <table:table-cell office:value-type="string" table:style-name="ce1">
            <text:p>rght_10_IMG_0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10_IMG_005</text:p>
          </table:table-cell>
          <table:table-cell office:value-type="float" office:value="0.73432871390005805" table:style-name="ce2">
            <text:p>0.7343287139</text:p>
          </table:table-cell>
          <table:table-cell table:style-name="ce1"/>
          <table:table-cell office:value-type="string" table:style-name="ce1">
            <text:p>rght_10_IMG_0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10_IMG_006</text:p>
          </table:table-cell>
          <table:table-cell office:value-type="float" office:value="0.87822997301993899" table:style-name="ce2">
            <text:p>0.8782299730</text:p>
          </table:table-cell>
          <table:table-cell table:style-name="ce1"/>
          <table:table-cell office:value-type="string" table:style-name="ce1">
            <text:p>rght_10_IMG_0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10_IMG_007</text:p>
          </table:table-cell>
          <table:table-cell office:value-type="float" office:value="0.81655854375699499" table:style-name="ce2">
            <text:p>0.8165585438</text:p>
          </table:table-cell>
          <table:table-cell table:style-name="ce1"/>
          <table:table-cell office:value-type="string" table:style-name="ce1">
            <text:p>rght_10_IMG_0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10_IMG_008</text:p>
          </table:table-cell>
          <table:table-cell office:value-type="float" office:value="0.90827491544852601" table:style-name="ce2">
            <text:p>0.9082749154</text:p>
          </table:table-cell>
          <table:table-cell table:style-name="ce1"/>
          <table:table-cell office:value-type="string" table:style-name="ce1">
            <text:p>rght_10_IMG_0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10_IMG_009</text:p>
          </table:table-cell>
          <table:table-cell office:value-type="float" office:value="0.92651704050561301" table:style-name="ce2">
            <text:p>0.9265170405</text:p>
          </table:table-cell>
          <table:table-cell table:style-name="ce1"/>
          <table:table-cell office:value-type="string" table:style-name="ce1">
            <text:p>rght_10_IMG_00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ft_20_IMG_000</text:p>
          </table:table-cell>
          <table:table-cell office:value-type="float" office:value="0.747267502717606" table:style-name="ce2">
            <text:p>0.7472675027</text:p>
          </table:table-cell>
          <table:table-cell table:style-name="ce1"/>
          <table:table-cell office:value-type="string" table:style-name="ce1">
            <text:p>rght_20_IMG_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20_IMG_001</text:p>
          </table:table-cell>
          <table:table-cell office:value-type="float" office:value="0.77209033150423001" table:style-name="ce2">
            <text:p>0.7720903315</text:p>
          </table:table-cell>
          <table:table-cell table:style-name="ce1"/>
          <table:table-cell office:value-type="string" table:style-name="ce1">
            <text:p>rght_20_IMG_0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20_IMG_002</text:p>
          </table:table-cell>
          <table:table-cell office:value-type="float" office:value="0.96571988896518701" table:style-name="ce2">
            <text:p>0.9657198890</text:p>
          </table:table-cell>
          <table:table-cell table:style-name="ce1"/>
          <table:table-cell office:value-type="string" table:style-name="ce1">
            <text:p>rght_20_IMG_0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20_IMG_003</text:p>
          </table:table-cell>
          <table:table-cell office:value-type="float" office:value="0.37993062170024799" table:style-name="ce2">
            <text:p>0.3799306217</text:p>
          </table:table-cell>
          <table:table-cell table:style-name="ce1"/>
          <table:table-cell office:value-type="string" table:style-name="ce1">
            <text:p>rght_20_IMG_0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20_IMG_004</text:p>
          </table:table-cell>
          <table:table-cell office:value-type="float" office:value="0.61393960594491903" table:style-name="ce2">
            <text:p>0.6139396059</text:p>
          </table:table-cell>
          <table:table-cell table:style-name="ce1"/>
          <table:table-cell office:value-type="string" table:style-name="ce1">
            <text:p>rght_20_IMG_0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20_IMG_005</text:p>
          </table:table-cell>
          <table:table-cell office:value-type="float" office:value="0.66568551388223396" table:style-name="ce2">
            <text:p>0.6656855139</text:p>
          </table:table-cell>
          <table:table-cell table:style-name="ce1"/>
          <table:table-cell office:value-type="string" table:style-name="ce1">
            <text:p>rght_20_IMG_0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20_IMG_006</text:p>
          </table:table-cell>
          <table:table-cell office:value-type="float" office:value="0.84926436034994301" table:style-name="ce2">
            <text:p>0.8492643603</text:p>
          </table:table-cell>
          <table:table-cell table:style-name="ce1"/>
          <table:table-cell office:value-type="string" table:style-name="ce1">
            <text:p>rght_20_IMG_0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20_IMG_007</text:p>
          </table:table-cell>
          <table:table-cell office:value-type="float" office:value="0.77209117055542997" table:style-name="ce2">
            <text:p>0.7720911706</text:p>
          </table:table-cell>
          <table:table-cell table:style-name="ce1"/>
          <table:table-cell office:value-type="string" table:style-name="ce1">
            <text:p>rght_20_IMG_0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20_IMG_008</text:p>
          </table:table-cell>
          <table:table-cell office:value-type="float" office:value="0.83390954224853897" table:style-name="ce2">
            <text:p>0.8339095422</text:p>
          </table:table-cell>
          <table:table-cell table:style-name="ce1"/>
          <table:table-cell office:value-type="string" table:style-name="ce1">
            <text:p>rght_20_IMG_0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20_IMG_009</text:p>
          </table:table-cell>
          <table:table-cell office:value-type="float" office:value="0.90070553640770101" table:style-name="ce2">
            <text:p>0.9007055364</text:p>
          </table:table-cell>
          <table:table-cell table:style-name="ce1"/>
          <table:table-cell office:value-type="string" table:style-name="ce1">
            <text:p>rght_20_IMG_00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ft_40_IMG_000</text:p>
          </table:table-cell>
          <table:table-cell office:value-type="float" office:value="0.71237209711205296" table:style-name="ce2">
            <text:p>0.7123720971</text:p>
          </table:table-cell>
          <table:table-cell table:style-name="ce1"/>
          <table:table-cell office:value-type="string" table:style-name="ce1">
            <text:p>rght_40_IMG_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40_IMG_001</text:p>
          </table:table-cell>
          <table:table-cell office:value-type="float" office:value="0.71463925243118098" table:style-name="ce2">
            <text:p>0.7146392524</text:p>
          </table:table-cell>
          <table:table-cell table:style-name="ce1"/>
          <table:table-cell office:value-type="string" table:style-name="ce1">
            <text:p>rght_40_IMG_0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40_IMG_002</text:p>
          </table:table-cell>
          <table:table-cell office:value-type="float" office:value="0.94672585814544497" table:style-name="ce2">
            <text:p>0.9467258581</text:p>
          </table:table-cell>
          <table:table-cell table:style-name="ce1"/>
          <table:table-cell office:value-type="string" table:style-name="ce1">
            <text:p>rght_40_IMG_0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40_IMG_003</text:p>
          </table:table-cell>
          <table:table-cell office:value-type="float" office:value="0.98810384501519899" table:style-name="ce2">
            <text:p>0.9881038450</text:p>
          </table:table-cell>
          <table:table-cell table:style-name="ce1"/>
          <table:table-cell office:value-type="string" table:style-name="ce1">
            <text:p>rght_40_IMG_0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40_IMG_004</text:p>
          </table:table-cell>
          <table:table-cell office:value-type="float" office:value="0.57501248553506101" table:style-name="ce2">
            <text:p>0.5750124855</text:p>
          </table:table-cell>
          <table:table-cell table:style-name="ce1"/>
          <table:table-cell office:value-type="string" table:style-name="ce1">
            <text:p>rght_40_IMG_0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40_IMG_005</text:p>
          </table:table-cell>
          <table:table-cell office:value-type="float" office:value="0.63211358905253001" table:style-name="ce2">
            <text:p>0.6321135891</text:p>
          </table:table-cell>
          <table:table-cell table:style-name="ce1"/>
          <table:table-cell office:value-type="string" table:style-name="ce1">
            <text:p>rght_40_IMG_0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40_IMG_006</text:p>
          </table:table-cell>
          <table:table-cell office:value-type="float" office:value="0.83193300824212102" table:style-name="ce2">
            <text:p>0.8319330082</text:p>
          </table:table-cell>
          <table:table-cell table:style-name="ce1"/>
          <table:table-cell office:value-type="string" table:style-name="ce1">
            <text:p>rght_40_IMG_0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40_IMG_007</text:p>
          </table:table-cell>
          <table:table-cell office:value-type="float" office:value="0.73414939226710496" table:style-name="ce2">
            <text:p>0.7341493923</text:p>
          </table:table-cell>
          <table:table-cell table:style-name="ce1"/>
          <table:table-cell office:value-type="string" table:style-name="ce1">
            <text:p>rght_40_IMG_0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40_IMG_008</text:p>
          </table:table-cell>
          <table:table-cell office:value-type="float" office:value="0.75912600304225197" table:style-name="ce2">
            <text:p>0.7591260030</text:p>
          </table:table-cell>
          <table:table-cell table:style-name="ce1"/>
          <table:table-cell office:value-type="string" table:style-name="ce1">
            <text:p>rght_40_IMG_0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40_IMG_009</text:p>
          </table:table-cell>
          <table:table-cell office:value-type="float" office:value="0.874984877066603" table:style-name="ce2">
            <text:p>0.8749848771</text:p>
          </table:table-cell>
          <table:table-cell table:style-name="ce1"/>
          <table:table-cell office:value-type="string" table:style-name="ce1">
            <text:p>rght_40_IMG_00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ft_80_IMG_000</text:p>
          </table:table-cell>
          <table:table-cell office:value-type="float" office:value="0.67365802909655204" table:style-name="ce2">
            <text:p>0.6736580291</text:p>
          </table:table-cell>
          <table:table-cell table:style-name="ce1"/>
          <table:table-cell office:value-type="string" table:style-name="ce1">
            <text:p>rght_80_IMG_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80_IMG_001</text:p>
          </table:table-cell>
          <table:table-cell office:value-type="float" office:value="0.66540323146010105" table:style-name="ce2">
            <text:p>0.6654032315</text:p>
          </table:table-cell>
          <table:table-cell table:style-name="ce1"/>
          <table:table-cell office:value-type="string" table:style-name="ce1">
            <text:p>rght_80_IMG_0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80_IMG_002</text:p>
          </table:table-cell>
          <table:table-cell office:value-type="float" office:value="0.92448794144103097" table:style-name="ce2">
            <text:p>0.9244879414</text:p>
          </table:table-cell>
          <table:table-cell table:style-name="ce1"/>
          <table:table-cell office:value-type="string" table:style-name="ce1">
            <text:p>rght_80_IMG_0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80_IMG_003</text:p>
          </table:table-cell>
          <table:table-cell office:value-type="float" office:value="0.36506773588473801" table:style-name="ce2">
            <text:p>0.3650677359</text:p>
          </table:table-cell>
          <table:table-cell table:style-name="ce1"/>
          <table:table-cell office:value-type="string" table:style-name="ce1">
            <text:p>rght_80_IMG_0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80_IMG_004</text:p>
          </table:table-cell>
          <table:table-cell office:value-type="float" office:value="0.54015146810285997" table:style-name="ce2">
            <text:p>0.5401514681</text:p>
          </table:table-cell>
          <table:table-cell table:style-name="ce1"/>
          <table:table-cell office:value-type="string" table:style-name="ce1">
            <text:p>rght_80_IMG_0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80_IMG_005</text:p>
          </table:table-cell>
          <table:table-cell office:value-type="float" office:value="0.60122633738833198" table:style-name="ce2">
            <text:p>0.6012263374</text:p>
          </table:table-cell>
          <table:table-cell table:style-name="ce1"/>
          <table:table-cell office:value-type="string" table:style-name="ce1">
            <text:p>rght_80_IMG_0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80_IMG_006</text:p>
          </table:table-cell>
          <table:table-cell office:value-type="float" office:value="0.81043534713855103" table:style-name="ce2">
            <text:p>0.8104353471</text:p>
          </table:table-cell>
          <table:table-cell table:style-name="ce1"/>
          <table:table-cell office:value-type="string" table:style-name="ce1">
            <text:p>rght_80_IMG_0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80_IMG_007</text:p>
          </table:table-cell>
          <table:table-cell office:value-type="float" office:value="0.69710090988837303" table:style-name="ce2">
            <text:p>0.6971009099</text:p>
          </table:table-cell>
          <table:table-cell table:style-name="ce1"/>
          <table:table-cell office:value-type="string" table:style-name="ce1">
            <text:p>rght_80_IMG_0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80_IMG_008</text:p>
          </table:table-cell>
          <table:table-cell office:value-type="float" office:value="0.71929397237210502" table:style-name="ce2">
            <text:p>0.7192939724</text:p>
          </table:table-cell>
          <table:table-cell table:style-name="ce1"/>
          <table:table-cell office:value-type="string" table:style-name="ce1">
            <text:p>rght_80_IMG_0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80_IMG_009</text:p>
          </table:table-cell>
          <table:table-cell office:value-type="float" office:value="0.841453412673971" table:style-name="ce2">
            <text:p>0.8414534127</text:p>
          </table:table-cell>
          <table:table-cell table:style-name="ce1"/>
          <table:table-cell office:value-type="string" table:style-name="ce1">
            <text:p>rght_80_IMG_00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ft_160_IMG_000</text:p>
          </table:table-cell>
          <table:table-cell office:value-type="float" office:value="0.63974444329577496" table:style-name="ce2">
            <text:p>0.6397444433</text:p>
          </table:table-cell>
          <table:table-cell table:style-name="ce1"/>
          <table:table-cell office:value-type="string" table:style-name="ce1">
            <text:p>rght_160_IMG_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160_IMG_001</text:p>
          </table:table-cell>
          <table:table-cell office:value-type="float" office:value="0.64177479012099004" table:style-name="ce2">
            <text:p>0.6417747901</text:p>
          </table:table-cell>
          <table:table-cell table:style-name="ce1"/>
          <table:table-cell office:value-type="string" table:style-name="ce1">
            <text:p>rght_160_IMG_0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160_IMG_002</text:p>
          </table:table-cell>
          <table:table-cell office:value-type="float" office:value="0.90698432635603499" table:style-name="ce2">
            <text:p>0.9069843264</text:p>
          </table:table-cell>
          <table:table-cell table:style-name="ce1"/>
          <table:table-cell office:value-type="string" table:style-name="ce1">
            <text:p>rght_160_IMG_0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160_IMG_003</text:p>
          </table:table-cell>
          <table:table-cell office:value-type="float" office:value="0.346511300878661" table:style-name="ce2">
            <text:p>0.3465113009</text:p>
          </table:table-cell>
          <table:table-cell table:style-name="ce1"/>
          <table:table-cell office:value-type="string" table:style-name="ce1">
            <text:p>rght_160_IMG_0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160_IMG_004</text:p>
          </table:table-cell>
          <table:table-cell office:value-type="float" office:value="0.51617935403502002" table:style-name="ce2">
            <text:p>0.5161793540</text:p>
          </table:table-cell>
          <table:table-cell table:style-name="ce1"/>
          <table:table-cell office:value-type="string" table:style-name="ce1">
            <text:p>rght_160_IMG_0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160_IMG_005</text:p>
          </table:table-cell>
          <table:table-cell office:value-type="float" office:value="0.57530533829462205" table:style-name="ce2">
            <text:p>0.5753053383</text:p>
          </table:table-cell>
          <table:table-cell table:style-name="ce1"/>
          <table:table-cell office:value-type="string" table:style-name="ce1">
            <text:p>rght_160_IMG_0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160_IMG_006</text:p>
          </table:table-cell>
          <table:table-cell office:value-type="float" office:value="0.78548058998547998" table:style-name="ce2">
            <text:p>0.7854805900</text:p>
          </table:table-cell>
          <table:table-cell table:style-name="ce1"/>
          <table:table-cell office:value-type="string" table:style-name="ce1">
            <text:p>rght_160_IMG_0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160_IMG_007</text:p>
          </table:table-cell>
          <table:table-cell office:value-type="float" office:value="0.65918546097153097" table:style-name="ce2">
            <text:p>0.6591854610</text:p>
          </table:table-cell>
          <table:table-cell table:style-name="ce1"/>
          <table:table-cell office:value-type="string" table:style-name="ce1">
            <text:p>rght_160_IMG_0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160_IMG_008</text:p>
          </table:table-cell>
          <table:table-cell office:value-type="float" office:value="0.67811011014204403" table:style-name="ce2">
            <text:p>0.6781101101</text:p>
          </table:table-cell>
          <table:table-cell table:style-name="ce1"/>
          <table:table-cell office:value-type="string" table:style-name="ce1">
            <text:p>rght_160_IMG_0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160_IMG_009</text:p>
          </table:table-cell>
          <table:table-cell office:value-type="float" office:value="0.806433249496876" table:style-name="ce2">
            <text:p>0.8064332495</text:p>
          </table:table-cell>
          <table:table-cell table:style-name="ce1"/>
          <table:table-cell office:value-type="string" table:style-name="ce1">
            <text:p>rght_160_IMG_00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ft_320_IMG_000</text:p>
          </table:table-cell>
          <table:table-cell office:value-type="float" office:value="0.59839689914185901" table:style-name="ce2">
            <text:p>0.5983968991</text:p>
          </table:table-cell>
          <table:table-cell table:style-name="ce1"/>
          <table:table-cell office:value-type="string" table:style-name="ce1">
            <text:p>rght_320_IMG_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320_IMG_001</text:p>
          </table:table-cell>
          <table:table-cell office:value-type="float" office:value="0.63068374693328999" table:style-name="ce2">
            <text:p>0.6306837469</text:p>
          </table:table-cell>
          <table:table-cell table:style-name="ce1"/>
          <table:table-cell office:value-type="string" table:style-name="ce1">
            <text:p>rght_320_IMG_0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320_IMG_002</text:p>
          </table:table-cell>
          <table:table-cell office:value-type="float" office:value="0.89038518182030002" table:style-name="ce2">
            <text:p>0.8903851818</text:p>
          </table:table-cell>
          <table:table-cell table:style-name="ce1"/>
          <table:table-cell office:value-type="string" table:style-name="ce1">
            <text:p>rght_320_IMG_0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320_IMG_003</text:p>
          </table:table-cell>
          <table:table-cell office:value-type="float" office:value="0.32453684659937998" table:style-name="ce2">
            <text:p>0.3245368466</text:p>
          </table:table-cell>
          <table:table-cell table:style-name="ce1"/>
          <table:table-cell office:value-type="string" table:style-name="ce1">
            <text:p>rght_320_IMG_0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320_IMG_004</text:p>
          </table:table-cell>
          <table:table-cell office:value-type="float" office:value="0.49625302347476202" table:style-name="ce2">
            <text:p>0.4962530235</text:p>
          </table:table-cell>
          <table:table-cell table:style-name="ce1"/>
          <table:table-cell office:value-type="string" table:style-name="ce1">
            <text:p>rght_320_IMG_0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320_IMG_005</text:p>
          </table:table-cell>
          <table:table-cell office:value-type="float" office:value="0.55493524391540405" table:style-name="ce2">
            <text:p>0.5549352439</text:p>
          </table:table-cell>
          <table:table-cell table:style-name="ce1"/>
          <table:table-cell office:value-type="string" table:style-name="ce1">
            <text:p>rght_320_IMG_0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320_IMG_006</text:p>
          </table:table-cell>
          <table:table-cell office:value-type="float" office:value="0.75198383616883702" table:style-name="ce2">
            <text:p>0.7519838362</text:p>
          </table:table-cell>
          <table:table-cell table:style-name="ce1"/>
          <table:table-cell office:value-type="string" table:style-name="ce1">
            <text:p>rght_320_IMG_0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320_IMG_007</text:p>
          </table:table-cell>
          <table:table-cell office:value-type="float" office:value="0.61876070144384898" table:style-name="ce2">
            <text:p>0.6187607014</text:p>
          </table:table-cell>
          <table:table-cell table:style-name="ce1"/>
          <table:table-cell office:value-type="string" table:style-name="ce1">
            <text:p>rght_320_IMG_0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320_IMG_008</text:p>
          </table:table-cell>
          <table:table-cell office:value-type="float" office:value="0.64951827636354398" table:style-name="ce2">
            <text:p>0.6495182764</text:p>
          </table:table-cell>
          <table:table-cell table:style-name="ce1"/>
          <table:table-cell office:value-type="string" table:style-name="ce1">
            <text:p>rght_320_IMG_0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_320_IMG_009</text:p>
          </table:table-cell>
          <table:table-cell office:value-type="float" office:value="0.75988793867274795" table:style-name="ce2">
            <text:p>0.7598879387</text:p>
          </table:table-cell>
          <table:table-cell table:style-name="ce1"/>
          <table:table-cell office:value-type="string" table:style-name="ce1">
            <text:p>rght_320_IMG_009</text:p>
          </table:table-cell>
          <table:table-cell table:number-columns-repeated="16380"/>
        </table:table-row>
        <table:table-row table:number-rows-repeated="10484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1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rianwen Paganuzzi</meta:initial-creator>
    <dc:creator>Arianwen Paganuzzi</dc:creator>
    <meta:creation-date>2019-03-16T17:47:35Z</meta:creation-date>
    <dc:date>2019-03-16T21:58:24Z</dc:date>
  </office:meta>
</office:document-meta>
</file>